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7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8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4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1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0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2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10c07c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normal" officeooo:rsid="0010c07c" style:font-weight-asian="normal" style:font-weight-complex="normal"/>
    </style:style>
    <style:style style:name="T11" style:family="text">
      <style:text-properties fo:font-weight="normal" officeooo:rsid="00167aa8" style:font-weight-asian="normal" style:font-weight-complex="normal"/>
    </style:style>
    <style:style style:name="T1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4" style:family="text">
      <style:text-properties officeooo:rsid="001135ca"/>
    </style:style>
    <style:style style:name="T15" style:family="text">
      <style:text-properties officeooo:rsid="001c643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4c4c4c"/>
    </style:style>
    <style:style style:name="T18" style:family="text">
      <style:text-properties fo:color="#4c4c4c" style:font-name="Times New Roman2"/>
    </style:style>
    <style:style style:name="T19" style:family="text">
      <style:text-properties fo:color="#4c4c4c" style:font-name="Times New Roman2" officeooo:rsid="002be605"/>
    </style:style>
    <style:style style:name="T20" style:family="text">
      <style:text-properties fo:color="#4c4c4c" officeooo:rsid="0023de15"/>
    </style:style>
    <style:style style:name="T21" style:family="text">
      <style:text-properties fo:color="#4c4c4c" officeooo:rsid="001b802b"/>
    </style:style>
    <style:style style:name="T22" style:family="text">
      <style:text-properties fo:color="#4c4c4c" officeooo:rsid="002e4235"/>
    </style:style>
    <style:style style:name="T23" style:family="text">
      <style:text-properties fo:color="#4c4c4c" officeooo:rsid="003cc0b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377e" style:font-weight-asian="bold" style:font-weight-complex="bold"/>
    </style:style>
    <style:style style:name="T26" style:family="text">
      <style:text-properties fo:font-weight="bold" officeooo:rsid="0010c07c" style:font-weight-asian="bold" style:font-weight-complex="bold"/>
    </style:style>
    <style:style style:name="T27" style:family="text">
      <style:text-properties fo:font-weight="bold" officeooo:rsid="002122b2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0377e" style:font-weight-asian="normal" style:font-weight-complex="normal"/>
    </style:style>
    <style:style style:name="T30" style:family="text">
      <style:text-properties fo:font-weight="normal" officeooo:rsid="0010c07c" style:font-weight-asian="normal" style:font-weight-complex="normal"/>
    </style:style>
    <style:style style:name="T31" style:family="text">
      <style:text-properties fo:font-weight="normal" officeooo:rsid="00167aa8" style:font-weight-asian="normal" style:font-weight-complex="normal"/>
    </style:style>
    <style:style style:name="T32" style:family="text">
      <style:text-properties officeooo:rsid="00167aa8"/>
    </style:style>
    <style:style style:name="T33" style:family="text">
      <style:text-properties officeooo:rsid="002122b2"/>
    </style:style>
    <style:style style:name="T34" style:family="text">
      <style:text-properties officeooo:rsid="00205435"/>
    </style:style>
    <style:style style:name="T35" style:family="text">
      <style:text-properties officeooo:rsid="000773a3"/>
    </style:style>
    <style:style style:name="T36" style:family="text">
      <style:text-properties officeooo:rsid="002a2fad"/>
    </style:style>
    <style:style style:name="T37" style:family="text">
      <style:text-properties officeooo:rsid="0010c07c"/>
    </style:style>
    <style:style style:name="T38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1135ca"/>
    </style:style>
    <style:style style:name="T42" style:family="text">
      <style:text-properties officeooo:rsid="001c643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0773a3" style:font-style-asian="normal" style:font-style-complex="normal"/>
    </style:style>
    <style:style style:name="T45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9" style:family="text">
      <style:text-properties officeooo:rsid="000dd52f"/>
    </style:style>
    <style:style style:name="T50" style:family="text">
      <style:text-properties officeooo:rsid="000e67c4"/>
    </style:style>
    <style:style style:name="T51" style:family="text">
      <style:text-properties officeooo:rsid="000f9681"/>
    </style:style>
    <style:style style:name="T52" style:family="text">
      <style:text-properties officeooo:rsid="00115952"/>
    </style:style>
    <style:style style:name="T53" style:family="text">
      <style:text-properties officeooo:rsid="0017e2f7"/>
    </style:style>
    <style:style style:name="T54" style:family="text">
      <style:text-properties officeooo:rsid="001ccb36"/>
    </style:style>
    <style:style style:name="T55" style:family="text">
      <style:text-properties officeooo:rsid="001d9ce8"/>
    </style:style>
    <style:style style:name="T56" style:family="text">
      <style:text-properties style:font-name="Times New Roman1" fo:font-size="12pt" fo:font-weight="normal" style:font-weight-asian="normal" style:font-weight-complex="normal"/>
    </style:style>
    <style:style style:name="T57" style:family="text">
      <style:text-properties officeooo:rsid="00290314"/>
    </style:style>
    <style:style style:name="T58" style:family="text">
      <style:text-properties officeooo:rsid="000e8e9d"/>
    </style:style>
    <style:style style:name="T59" style:family="text">
      <style:text-properties officeooo:rsid="00304761"/>
    </style:style>
    <style:style style:name="T60" style:family="text">
      <style:text-properties officeooo:rsid="0012912f"/>
    </style:style>
    <style:style style:name="T61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75042248" text:id="ct17504224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75042128" text:id="ct175042128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175042008" text:id="ct17504200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75041888" text:id="ct17504188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041768" text:id="ct17504176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041528" text:id="ct175041528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175041048" text:id="ct1750410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040568" text:id="ct175040568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175040088" text:id="ct1750400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042368" text:id="ct17504236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75042488" text:id="ct1750424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042608" text:id="ct17504260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042728" text:id="ct17504272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042848" text:id="ct17504284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75042968" text:id="ct17504296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3905376" text:id="ct17390537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411304" text:id="ct17541130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411424" text:id="ct175411424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175411544" text:id="ct17541154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411664" text:id="ct175411664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175411784" text:id="ct17541178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411904" text:id="ct175411904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175412024" text:id="ct1754120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412144" text:id="ct17541214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412264" text:id="ct175412264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175411184" text:id="ct17541118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412384" text:id="ct175412384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175412504" text:id="ct17541250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412624" text:id="ct175412624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175412744" text:id="ct17541274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412984" text:id="ct175412984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175413104" text:id="ct17541310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413344" text:id="ct175413344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175413224" text:id="ct175413224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75413464" text:id="ct175413464">
          <text:insertion>
            <office:change-info>
              <dc:creator>Wiebke Oeltjen</dc:creator>
              <dc:date>2017-07-13T17:17:00</dc:date>
            </office:change-info>
          </text:insertion>
        </text:changed-region>
        <text:changed-region xml:id="ct175413704" text:id="ct175413704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175413584" text:id="ct175413584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75413824" text:id="ct175413824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175413944" text:id="ct175413944">
          <text:deletion>
            <office:change-info>
              <dc:creator>Wiebke Oeltjen</dc:creator>
              <dc:date>2017-07-13T17:19:00</dc:date>
            </office:change-info>
            <text:p text:style-name="P3"><text:s/></text:p>
          </text:deletion>
        </text:changed-region>
        <text:changed-region xml:id="ct175414064" text:id="ct175414064">
          <text:insertion>
            <office:change-info>
              <dc:creator>Wiebke Oeltjen</dc:creator>
              <dc:date>2017-07-13T17:20:00</dc:date>
            </office:change-info>
          </text:insertion>
        </text:changed-region>
        <text:changed-region xml:id="ct175414184" text:id="ct175414184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175414424" text:id="ct175414424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175414304" text:id="ct175414304">
          <text:deletion>
            <office:change-info>
              <dc:creator>Wiebke Oeltjen</dc:creator>
              <dc:date>2017-05-30T17:05:00</dc:date>
            </office:change-info>
            <text:p text:style-name="P2"><text:span text:style-name="T6">6</text:span></text:p>
          </text:deletion>
        </text:changed-region>
        <text:changed-region xml:id="ct175414544" text:id="ct175414544">
          <text:insertion>
            <office:change-info>
              <dc:creator>Wiebke Oeltjen</dc:creator>
              <dc:date>2017-05-30T17:05:00</dc:date>
            </office:change-info>
          </text:insertion>
        </text:changed-region>
        <text:changed-region xml:id="ct175415024" text:id="ct175415024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175414904" text:id="ct175414904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175414784" text:id="ct175414784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175414664" text:id="ct175414664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175415280" text:id="ct175415280">
          <text:insertion>
            <office:change-info>
              <dc:creator>Wiebke Oeltjen</dc:creator>
              <dc:date>2017-05-30T17:05:00</dc:date>
            </office:change-info>
          </text:insertion>
        </text:changed-region>
        <text:changed-region xml:id="ct175415400" text:id="ct175415400">
          <text:insertion>
            <office:change-info>
              <dc:creator>Wiebke Oeltjen</dc:creator>
              <dc:date>2017-07-13T17:20:00</dc:date>
            </office:change-info>
          </text:insertion>
        </text:changed-region>
        <text:changed-region xml:id="ct175415520" text:id="ct175415520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175415640" text:id="ct175415640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175415760" text:id="ct175415760">
          <text:deletion>
            <office:change-info>
              <dc:creator>Unbekannter Autor</dc:creator>
              <dc:date>2015-08-13T12:26:00</dc:date>
            </office:change-info>
            <text:p text:style-name="P5">A</text:p>
          </text:deletion>
        </text:changed-region>
        <text:changed-region xml:id="ct175415880" text:id="ct175415880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175416000" text:id="ct175416000">
          <text:deletion>
            <office:change-info>
              <dc:creator>Unbekannter Autor</dc:creator>
              <dc:date>2015-08-13T12:26:00</dc:date>
            </office:change-info>
            <text:p text:style-name="P5">S</text:p>
          </text:deletion>
        </text:changed-region>
        <text:changed-region xml:id="ct175416120" text:id="ct175416120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175416240" text:id="ct175416240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175416360" text:id="ct175416360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175416480" text:id="ct175416480">
          <text:deletion>
            <office:change-info>
              <dc:creator>Unbekannter Autor</dc:creator>
              <dc:date>2015-08-13T12:27:00</dc:date>
            </office:change-info>
            <text:p text:style-name="P5"><text:s/>(is <text:s/>included)</text:p>
          </text:deletion>
        </text:changed-region>
        <text:changed-region xml:id="ct175416600" text:id="ct175416600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175416720" text:id="ct175416720">
          <text:deletion>
            <office:change-info>
              <dc:creator>Wiebke Oeltjen</dc:creator>
              <dc:date>2016-07-19T12:49:00</dc:date>
            </office:change-info>
            <text:p text:style-name="P5"><text:span text:style-name="T6">7</text:span></text:p>
          </text:deletion>
        </text:changed-region>
        <text:changed-region xml:id="ct175416840" text:id="ct175416840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175416960" text:id="ct175416960">
          <text:deletion>
            <office:change-info>
              <dc:creator>Wiebke Oeltjen</dc:creator>
              <dc:date>2016-07-19T13:21:00</dc:date>
            </office:change-info>
            <text:p text:style-name="P5">,</text:p>
          </text:deletion>
        </text:changed-region>
        <text:changed-region xml:id="ct175417080" text:id="ct17541708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75417200" text:id="ct175417200">
          <text:deletion>
            <office:change-info>
              <dc:creator>Wiebke Oeltjen</dc:creator>
              <dc:date>2016-07-19T13:22:00</dc:date>
            </office:change-info>
            <text:p text:style-name="P5"><text:s/></text:p>
          </text:deletion>
        </text:changed-region>
        <text:changed-region xml:id="ct175417320" text:id="ct175417320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175417440" text:id="ct175417440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175417560" text:id="ct175417560">
          <text:deletion>
            <office:change-info>
              <dc:creator>Wiebke Oeltjen</dc:creator>
              <dc:date>2017-05-12T13:49:00</dc:date>
            </office:change-info>
            <text:p text:style-name="P5"><text:span text:style-name="T7">Apache Ant, </text:span></text:p>
          </text:deletion>
        </text:changed-region>
        <text:changed-region xml:id="ct175417680" text:id="ct17541768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75417800" text:id="ct175417800">
          <text:deletion>
            <office:change-info>
              <dc:creator>Wiebke Oeltjen</dc:creator>
              <dc:date>2017-05-12T13:49:00</dc:date>
            </office:change-info>
            <text:p text:style-name="P5"><text:span text:style-name="T7">, SVN client </text:span></text:p>
          </text:deletion>
        </text:changed-region>
        <text:changed-region xml:id="ct175417920" text:id="ct17541792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75418040" text:id="ct17541804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75418160" text:id="ct175418160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175418280" text:id="ct17541828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75418400" text:id="ct175418400">
          <text:deletion>
            <office:change-info>
              <dc:creator>Wiebke Oeltjen</dc:creator>
              <dc:date>2017-05-11T17:54:00</dc:date>
            </office:change-info>
            <text:p text:style-name="P6"/>
            <text:p text:style-name="P6"><text:span text:style-name="T8">Example</text:span> application:<text:tab/><text:span text:style-name="T9">MIR</text:span><text:span text:style-name="T10">, </text:span><text:span text:style-name="T11">that is the </text:span><text:span text:style-name="T12">M</text:span><text:span text:style-name="T13">ODS</text:span><text:span text:style-name="T12"> Institutional Repository, </text:span>http://mycore.<text:span text:style-name="T3">org</text:span>/<text:span text:style-name="T14">mir</text:span> </text:p>
          </text:deletion>
        </text:changed-region>
        <text:changed-region xml:id="ct175418520" text:id="ct175418520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175418640" text:id="ct175418640">
          <text:deletion>
            <office:change-info>
              <dc:creator>Wiebke Oeltjen</dc:creator>
              <dc:date>2017-02-02T16:38:00</dc:date>
            </office:change-info>
            <text:p text:style-name="P7"><text:span text:style-name="T15">handle</text:span></text:p>
          </text:deletion>
        </text:changed-region>
        <text:changed-region xml:id="ct175418760" text:id="ct175418760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175418880" text:id="ct175418880">
          <text:deletion>
            <office:change-info>
              <dc:creator>Wiebke Oeltjen</dc:creator>
              <dc:date>2017-05-12T13:51:00</dc:date>
            </office:change-info>
            <text:p text:style-name="P7"><text:span text:style-name="T16"><text:s/></text:span></text:p>
          </text:deletion>
        </text:changed-region>
        <text:changed-region xml:id="ct175419000" text:id="ct175419000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175419120" text:id="ct175419120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75419496" text:id="ct175419496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175419616" text:id="ct175419616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175419856" text:id="ct17541985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75419976" text:id="ct175419976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24">My</text:span> <text:span text:style-name="T24">Co</text:span>ntent <text:span text:style-name="T24">Re</text:span>pository ['maɪkɔːr]</text:p>
      <text:p text:style-name="P1">License:<text:tab/><text:span text:style-name="T24">Open Source Software</text:span><text:change-start text:change-id="ct175042248"/><text:span text:style-name="T28">, </text:span><text:span text:style-name="T56">licensed</text:span><text:span text:style-name="T28"> under </text:span><text:span text:style-name="T2">the </text:span><text:change-end text:change-id="ct175042248"/><text:change text:change-id="ct175042128"/><text:span text:style-name="T16">GNU General Public License</text:span> (GPL) </text:p>
      <text:p text:style-name="P2">Developers:<text:tab/><text:change-start text:change-id="ct175042008"/><text:span text:style-name="T27">The </text:span><text:change-end text:change-id="ct175042008"/><text:span text:style-name="T24">MyCoRe Community</text:span></text:p>
      <text:p text:style-name="P2">Website: <text:tab/><text:span text:style-name="T24">http://www.mycore.org</text:span></text:p>
      <text:p text:style-name="P2">Type:<text:tab/>Web application for <text:change text:change-id="ct175041888"/><text:change-start text:change-id="ct175041768"/><text:span text:style-name="T4">d</text:span><text:change-end text:change-id="ct175041768"/>igital <text:change text:change-id="ct175041528"/><text:change-start text:change-id="ct175041048"/><text:span text:style-name="T4">l</text:span><text:change-end text:change-id="ct175041048"/>ibraries, <text:change text:change-id="ct175040568"/><text:change-start text:change-id="ct175040088"/><text:span text:style-name="T4">c</text:span><text:change-end text:change-id="ct175040088"/>ontent <text:change text:change-id="ct175042368"/><text:change-start text:change-id="ct175042488"/><text:span text:style-name="T4">m</text:span><text:change-end text:change-id="ct175042488"/>anagement, <text:line-break/><text:tab/><text:change text:change-id="ct175042608"/><text:change-start text:change-id="ct175042728"/><text:span text:style-name="T4">d</text:span><text:change-end text:change-id="ct175042728"/>ocument <text:change text:change-id="ct175042848"/><text:change-start text:change-id="ct175042968"/><text:span text:style-name="T4">m</text:span><text:change-end text:change-id="ct175042968"/>anagement, <text:change text:change-id="ct173905376"/><text:change-start text:change-id="ct175411304"/><text:span text:style-name="T4">d</text:span><text:change-end text:change-id="ct175411304"/>ocument server, <text:change text:change-id="ct175411424"/><text:change-start text:change-id="ct175411544"/><text:span text:style-name="T4">p</text:span><text:change-end text:change-id="ct175411544"/>ublication server, <text:line-break/><text:tab/><text:change text:change-id="ct175411664"/><text:change-start text:change-id="ct175411784"/><text:span text:style-name="T3">d</text:span><text:change-end text:change-id="ct175411784"/><text:span text:style-name="T3">igital </text:span><text:change text:change-id="ct175411904"/><text:change-start text:change-id="ct175412024"/><text:span text:style-name="T3">a</text:span><text:change-end text:change-id="ct175412024"/>rchiv<text:change-start text:change-id="ct175412144"/><text:span text:style-name="T4">ing</text:span><text:change-end text:change-id="ct175412144"/><text:change text:change-id="ct175412264"/><text:change-start text:change-id="ct175411184"/><text:span text:style-name="T4"> solution</text:span><text:change-end text:change-id="ct175411184"/>, <text:change text:change-id="ct175412384"/><text:change-start text:change-id="ct175412504"/><text:span text:style-name="T4">i</text:span><text:change-end text:change-id="ct175412504"/>nstitutional <text:change text:change-id="ct175412624"/><text:change-start text:change-id="ct175412744"/><text:span text:style-name="T4">r</text:span><text:change-end text:change-id="ct175412744"/>epositories</text:p>
      <text:p text:style-name="P2">Language:<text:tab/>Language of MyCoRe application is <text:change text:change-id="ct175412984"/><text:change-start text:change-id="ct175413104"/><text:span text:style-name="T4">configurable</text:span><text:change-end text:change-id="ct175413104"/>, documentation is German</text:p>
      <text:p text:style-name="P3">LTS Release:<text:tab/>201<text:change text:change-id="ct175413344"/><text:change text:change-id="ct175413224"/><text:change-start text:change-id="ct175413464"/><text:span text:style-name="T5">7</text:span><text:change-end text:change-id="ct175413464"/>.0<text:change text:change-id="ct175413704"/><text:change text:change-id="ct175413584"/><text:change-start text:change-id="ct175413824"/><text:span text:style-name="T5">6</text:span><text:change-end text:change-id="ct175413824"/><text:change text:change-id="ct175413944"/><text:change-start text:change-id="ct175414064"/><text:span text:style-name="T5">.0</text:span><text:change-end text:change-id="ct175414064"/><text:change-start text:change-id="ct175414184"/><text:span text:style-name="T5"> </text:span><text:change-end text:change-id="ct175414184"/>(<text:span text:style-name="T16">long term release</text:span>)</text:p>
      <text:p text:style-name="P2">Version:<text:tab/><text:span text:style-name="T6">201</text:span><text:change text:change-id="ct175414424"/><text:change text:change-id="ct175414304"/><text:change-start text:change-id="ct175414544"/><text:span text:style-name="T6">7</text:span><text:change-end text:change-id="ct175414544"/><text:span text:style-name="T6">.</text:span><text:change text:change-id="ct175415024"/><text:change text:change-id="ct175414904"/><text:change text:change-id="ct175414784"/><text:change text:change-id="ct175414664"/><text:change-start text:change-id="ct175415280"/><text:span text:style-name="T6">0</text:span><text:change-end text:change-id="ct175415280"/><text:change-start text:change-id="ct175415400"/><text:span text:style-name="T6">6.0</text:span><text:change-end text:change-id="ct175415400"/></text:p>
      <text:p text:style-name="P4">Operating system:<text:tab/><text:change text:change-id="ct175415520"/><text:change-start text:change-id="ct175415640"/>Linux, Mac OS X, Unix, Windows<text:change-end text:change-id="ct175415640"/></text:p>
      <text:p text:style-name="P5">System requirements:<text:tab/>Web <text:change text:change-id="ct175415760"/><text:change-start text:change-id="ct175415880"/><text:span text:style-name="T4">a</text:span><text:change-end text:change-id="ct175415880"/>pplication <text:change text:change-id="ct175416000"/><text:change-start text:change-id="ct175416120"/><text:span text:style-name="T4">s</text:span><text:change-end text:change-id="ct175416120"/>erver: <text:change-start text:change-id="ct175416240"/><text:line-break/><text:change-end text:change-id="ct175416240"/>Apache Tomcat, Jetty or <text:span text:style-name="T8">comparable web server</text:span><text:change-start text:change-id="ct175416360"/><text:span text:style-name="T8">, </text:span>Version 3.1<text:change-end text:change-id="ct175416360"/><text:line-break/>Database: <text:span text:style-name="T8">PostgreSQL, </text:span>MySQL, Oracle, IBM DB2, HSQLDB<text:change text:change-id="ct175416480"/> or other relational database management system<text:change-start text:change-id="ct175416600"/>, <text:span text:style-name="T57">that works with hibernate</text:span><text:change-end text:change-id="ct175416600"/><text:line-break/>Java <text:change text:change-id="ct175416720"/><text:change-start text:change-id="ct175416840"/><text:span text:style-name="T6">8</text:span><text:change-end text:change-id="ct175416840"/> SDK<text:change text:change-id="ct175416960"/><text:change-start text:change-id="ct175417080"/> <text:change-end text:change-id="ct175417080"/><text:change text:change-id="ct175417200"/><text:change-start text:change-id="ct175417320"/><text:span text:style-name="T7">and for development</text:span><text:change-end text:change-id="ct175417320"/><text:change-start text:change-id="ct175417440"/><text:span text:style-name="T7">: </text:span><text:change-end text:change-id="ct175417440"/><text:change text:change-id="ct175417560"/><text:span text:style-name="T7">Maven</text:span><text:change-start text:change-id="ct175417680"/><text:span text:style-name="T7"> </text:span><text:change-end text:change-id="ct175417680"/><text:change text:change-id="ct175417800"/><text:change-start text:change-id="ct175417920"/><text:span text:style-name="T7">and Git</text:span><text:change-end text:change-id="ct175417920"/><text:change-start text:change-id="ct175418040"/><text:line-break/><text:span text:style-name="T58">Solr-Server</text:span><text:change-end text:change-id="ct175418040"/></text:p>
      <text:p text:style-name="P6">Download:<text:tab/><text:span text:style-name="T51">http://mycore.org/download/</text:span><text:change-start text:change-id="ct175418160"/><text:span text:style-name="T51"> </text:span><text:change-end text:change-id="ct175418160"/><text:change-start text:change-id="ct175418280"/><text:span text:style-name="T51">and https://github.com/MyCoRe-Org</text:span><text:change-end text:change-id="ct175418280"/><text:span text:style-name="T51"><text:line-break/>http://mycore.de/documentation/getting_started/mir.html</text:span><text:change text:change-id="ct175418400"/></text:p>
      <text:p text:style-name="P7">Functionality:<text:tab/><text:span text:style-name="T52">The </text:span>MyCoRe <text:span text:style-name="T52">framework</text:span> provides functionality of <text:span text:style-name="T53">information repositories </text:span>and publication servers. Own web applications can be developed with MyCoRe by configurations and adjustments in XML, XSL <text:span text:style-name="T49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50"> An integrated viewing tool is provided for displaying images or high-resolution illustrations. </text:span>Standards are supported for metadata (like <text:span text:style-name="T44">MODS</text:span>) and for classifications (e.g. <text:span text:style-name="T16">Dewey Decimal Classification</text:span><text:span text:style-name="T43"> DDC</text:span>). Metadata models are adaptable and ex<text:change-start text:change-id="ct175418520"/><text:span text:style-name="T61">­</text:span><text:change-end text:change-id="ct175418520"/>pandable. Persistent identifiers (URN, <text:change text:change-id="ct175418640"/><text:change-start text:change-id="ct175418760"/><text:span text:style-name="T15">DOI</text:span><text:change-end text:change-id="ct175418760"/>) assure permanent access to the data. Interfaces to other systems are supported such as the <text:span text:style-name="T16">Open Archives</text:span><text:change text:change-id="ct175418880"/><text:change-start text:change-id="ct175419000"/><text:span text:style-name="T16"> </text:span><text:change-end text:change-id="ct175419000"/><text:span text:style-name="T16">Initiative Protocol for Metadata Harvesting</text:span> (OAI-PMH), the <text:span text:style-name="T16">Simple Web-service Offering Repository Deposit</text:span> (SWORD), <text:span text:style-name="T15">REST</text:span> or search engine robots. Access to MyCoRe applications can be controlled by user and rights management <text:span text:style-name="T54">with LDAP or shibboleth. </text:span><text:span text:style-name="T16">Access Control Lists</text:span> (ACL)<text:span text:style-name="T54"> </text:span>specif<text:span text:style-name="T54">y </text:span>what operations are allowed to be performed on <text:span text:style-name="T55">metadata or </text:span>objects.<text:change-start text:change-id="ct175419120"/></text:p>
      <text:p text:style-name="P13"><text:span text:style-name="T59">A</text:span>pplication:<text:tab/><text:span text:style-name="T9">MIR</text:span><text:span text:style-name="T10">, </text:span><text:span text:style-name="T11">the </text:span><text:span text:style-name="T12">M</text:span><text:span text:style-name="T13">ODS</text:span><text:span text:style-name="T12"> Institutional Repository </text:span><text:span text:style-name="T47">is based on the</text:span><text:span text:style-name="T45"> MyCoRe </text:span><text:span text:style-name="T47">f</text:span><text:span text:style-name="T45">rame</text:span><text:span text:style-name="T47">­</text:span><text:span text:style-name="T45">work. </text:span><text:span text:style-name="T47">This </text:span><text:change-end text:change-id="ct175419120"/><text:change-start text:change-id="ct175419496"/><text:span text:style-name="T47">out-of-the-box software solution </text:span><text:change-end text:change-id="ct175419496"/><text:change-start text:change-id="ct175419616"/><text:span text:style-name="T47">is </text:span><text:change-end text:change-id="ct175419616"/><text:change-start text:change-id="ct175419856"/><text:span text:style-name="T47">ready for installation and use.</text:span><text:span text:style-name="T45"> </text:span><text:span text:style-name="T48">Test the demo </text:span><text:span text:style-name="T47">version</text:span><text:span text:style-name="T46">:</text:span><text:span text:style-name="T12"> </text:span><text:span text:style-name="T60">http://mycore.org/mir</text:span><text:change-end text:change-id="ct175419856"/><text:change-start text:change-id="ct175419976"/><text:span text:style-name="T60"><text:line-break/>For more sample applications, see http://www.mycore.de/applications/list.html</text:span><text:change-end text:change-id="ct1754199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3cc0bf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75041288" text:id="ct175041288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175040328" text:id="ct175040328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4">5</text:span></text:p>
            </text:deletion>
          </text:changed-region>
          <text:changed-region xml:id="ct175040808" text:id="ct175040808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5">6</text:span></text:p>
            </text:deletion>
          </text:changed-region>
          <text:changed-region xml:id="ct390613568" text:id="ct390613568">
            <text:insertion>
              <office:change-info>
                <dc:creator>Wiebke Oeltjen</dc:creator>
                <dc:date>2018-01-11T17:14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175041288"/><text:span text:style-name="MT1"> </text:span><text:span text:style-name="MT3">®</text:span><text:change-end text:change-id="ct175041288"/><text:span text:style-name="MT1">, 201</text:span><text:change text:change-id="ct175040328"/><text:change text:change-id="ct175040808"/><text:change-start text:change-id="ct390613568"/><text:span text:style-name="MT6">8</text:span><text:change-end text:change-id="ct39061356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8-01-11T17:14:46.068000000</dc:date>
    <meta:editing-duration>PT21H6M53S</meta:editing-duration>
    <meta:editing-cycles>82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74" meta:non-whitespace-character-count="2416"/>
    <meta:user-defined meta:name="Info 1"/>
    <meta:user-defined meta:name="Info 2"/>
    <meta:user-defined meta:name="Info 3"/>
    <meta:user-defined meta:name="Info 4"/>
  </office:meta>
</office:document-meta>
</file>